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9" style:family="graphic" style:parent-style-name="standard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666666" draw:fill="none" draw:fill-color="#ffffff" draw:auto-grow-height="true" draw:auto-grow-width="false" fo:max-height="0cm" fo:min-height="0.6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12" style:family="graphic" style:parent-style-name="standard">
      <style:graphic-properties svg:stroke-color="#333333"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5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7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333333" draw:marker-start-width="0.275cm" draw:marker-end-width="0.275cm" draw:fill="none" draw:fill-color="#1c1c1c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color="#eeeeee" draw:fill="solid" draw:fill-color="#eeeee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23" style:family="graphic" style:parent-style-name="standard">
      <style:graphic-properties svg:stroke-width="0.05cm" svg:stroke-color="#333333" draw:marker-start-width="0.275cm" draw:marker-end-width="0.275cm" draw:fill="solid" draw:fill-color="#eeeee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05cm" svg:stroke-color="#333333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c1c1c" style:font-name="Ubuntu Medium" fo:font-size="40pt" fo:font-weight="bold" style:font-size-asian="40pt" style:font-weight-asian="bold" style:font-size-complex="40pt" style:font-weight-complex="600"/>
    </style:style>
    <style:style style:name="P3" style:family="paragraph">
      <style:text-properties fo:color="#b2b2b2" style:font-name="Droid Sans" fo:font-weight="normal" style:font-weight-asian="normal" style:font-weight-complex="normal"/>
    </style:style>
    <style:style style:name="P4" style:family="paragraph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color="#b2b2b2" style:font-name="Droid Sans" fo:font-size="18pt" fo:font-weight="normal" style:font-weight-asian="normal" style:font-weight-complex="normal"/>
    </style:style>
    <style:style style:name="P8" style:family="paragraph">
      <style:text-properties style:font-name="Droid Sans" fo:font-size="11pt" style:font-size-asian="11pt" style:font-size-complex="11pt"/>
    </style:style>
    <style:style style:name="P9" style:family="paragraph"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style:font-name="Droid Sans" fo:font-size="16pt" style:font-size-asian="16pt" style:font-size-complex="16pt"/>
    </style:style>
    <style:style style:name="P11" style:family="paragraph"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color="#ff0000" style:font-name="Droid Sans" fo:font-size="12pt" style:font-size-asian="12pt" style:font-size-complex="12pt"/>
    </style:style>
    <style:style style:name="P13" style:family="paragraph">
      <style:text-properties style:font-name="Droid Sans" fo:font-size="12pt" style:font-size-asian="12pt" style:font-size-complex="12pt"/>
    </style:style>
    <style:style style:name="P14" style:family="paragraph">
      <style:paragraph-properties fo:text-align="center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/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P16" style:family="paragraph">
      <style:text-properties style:font-name="Droid Sans" fo:font-size="16pt" style:text-underline-style="solid" style:text-underline-width="auto" style:text-underline-color="font-color" style:font-size-asian="16pt" style:font-size-complex="16pt"/>
    </style:style>
    <style:style style:name="P17" style:family="paragraph">
      <style:paragraph-properties fo:text-align="center"/>
      <style:text-properties style:font-name="Droid Sans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>
      <style:paragraph-properties fo:text-align="center"/>
      <style:text-properties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  <style:text-properties fo:color="#ffffff" fo:font-size="20pt" style:text-underline-style="none" fo:font-weight="bold" style:font-size-asian="20pt" style:font-weight-asian="bold" style:font-size-complex="20pt" style:font-weight-complex="bold"/>
    </style:style>
    <style:style style:name="T1" style:family="text">
      <style:text-properties fo:color="#1c1c1c" style:font-name="DejaVu Sans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b2b2b2" style:font-name="Droid Sans" fo:font-weight="normal" style:font-weight-asian="normal" style:font-weight-complex="normal"/>
    </style:style>
    <style:style style:name="T3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b2b2b2" style:font-name="Droid Sans" fo:font-size="18pt" fo:font-weight="normal" style:font-weight-asian="normal" style:font-weight-complex="normal"/>
    </style:style>
    <style:style style:name="T6" style:family="text">
      <style:text-properties style:font-name="Droid Sans" fo:font-size="12pt" style:font-size-asian="12pt" style:font-size-complex="12pt"/>
    </style:style>
    <style:style style:name="T7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ff0000" style:font-name="Droid Sans" fo:font-size="10pt" style:font-size-asian="10pt" style:font-size-complex="10pt"/>
    </style:style>
    <style:style style:name="T10" style:family="text"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1c1c1c"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color="#ffffff" style:font-name="Droid Sans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cm" svg:height="5.192cm" svg:x="0cm" svg:y="7.4cm">
          <draw:text-box>
            <text:p text:style-name="P1"><text:span text:style-name="T1">Audit n°2</text:span></text:p>
            <text:p text:style-name="P1"><text:span text:style-name="T1">-</text:span></text:p>
            <text:p text:style-name="P1"><text:span text:style-name="T1">SmartLogg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1cm" svg:height="0.996cm" svg:x="0cm" svg:y="0.604cm">
          <draw:text-box>
            <text:p><text:span text:style-name="T2">Plan</text:span></text:p>
          </draw:text-box>
        </draw:frame>
        <draw:frame draw:style-name="gr6" draw:text-style-name="P4" draw:layer="layout" svg:width="20.4cm" svg:height="1.081cm" svg:x="1.6cm" svg:y="4cm">
          <draw:text-box>
            <text:p><text:span text:style-name="T3">1) L'avancement actuel du projet</text:span></text:p>
          </draw:text-box>
        </draw:frame>
        <draw:frame draw:style-name="gr6" draw:text-style-name="P4" draw:layer="layout" svg:width="20.4cm" svg:height="1.081cm" svg:x="1.6cm" svg:y="6.881cm">
          <draw:text-box>
            <text:p><text:span text:style-name="T3">2) Changements organisationnels</text:span></text:p>
          </draw:text-box>
        </draw:frame>
        <draw:frame draw:style-name="gr7" draw:text-style-name="P5" draw:layer="layout" svg:width="18.4cm" svg:height="0.911cm" svg:x="3.6cm" svg:y="8cm">
          <draw:text-box>
            <text:p><text:span text:style-name="T4">a) Retours du premier audit</text:span></text:p>
          </draw:text-box>
        </draw:frame>
        <draw:frame draw:style-name="gr7" draw:text-style-name="P5" draw:layer="layout" svg:width="18.4cm" svg:height="0.911cm" svg:x="3.6cm" svg:y="8.97cm">
          <draw:text-box>
            <text:p><text:span text:style-name="T4">b) Mise en place des méthodes de suivi</text:span></text:p>
          </draw:text-box>
        </draw:frame>
        <draw:frame draw:style-name="gr6" draw:text-style-name="P4" draw:layer="layout" svg:width="20.4cm" svg:height="1.081cm" svg:x="1.6cm" svg:y="12.319cm">
          <draw:text-box>
            <text:p><text:span text:style-name="T3">3) Plan d'action associé à la 2e itération</text:span></text:p>
          </draw:text-box>
        </draw:frame>
        <draw:frame draw:style-name="gr7" draw:text-style-name="P5" draw:layer="layout" svg:width="18.4cm" svg:height="0.911cm" svg:x="3.6cm" svg:y="9.881cm">
          <draw:text-box>
            <text:p><text:span text:style-name="T4">c) Étude et statistiques sur le déroulement du projet</text:span></text:p>
          </draw:text-box>
        </draw:frame>
        <draw:frame draw:style-name="gr6" draw:text-style-name="P4" draw:layer="layout" svg:width="20.4cm" svg:height="1.081cm" svg:x="1.6cm" svg:y="15.481cm">
          <draw:text-box>
            <text:p><text:span text:style-name="T3">4) Prévisions sur l'avancement rest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cm" svg:height="0.996cm" svg:x="0cm" svg:y="0.604cm">
          <draw:text-box>
            <text:p><text:span text:style-name="T5">L'avancement actuel du projet</text:span></text:p>
          </draw:text-box>
        </draw:frame>
        <draw:frame draw:style-name="gr8" draw:text-style-name="P8" draw:layer="layout" svg:width="3.8cm" svg:height="1.243cm" svg:x="9.8cm" svg:y="6.653cm">
          <draw:text-box>
            <text:p><text:span text:style-name="T6">Envoi d'un log</text:span></text:p>
          </draw:text-box>
        </draw:frame>
        <draw:frame draw:style-name="gr7" draw:text-style-name="P9" draw:layer="layout" svg:width="5.2cm" svg:height="0.911cm" svg:x="4cm" svg:y="4.689cm">
          <draw:text-box>
            <text:p text:style-name="P1"><text:span text:style-name="T7">Applicatif</text:span></text:p>
          </draw:text-box>
        </draw:frame>
        <draw:custom-shape draw:style-name="gr9" draw:text-style-name="P10" draw:layer="layout" svg:width="9.2cm" svg:height="8.8cm" svg:x="14.8cm" svg:y="5.6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9.2cm" svg:height="0.911cm" svg:x="14.8cm" svg:y="4.689cm">
          <draw:text-box>
            <text:p text:style-name="P1"><text:span text:style-name="T7">SmartLogger</text:span></text:p>
          </draw:text-box>
        </draw:frame>
        <draw:frame draw:style-name="gr11" draw:text-style-name="P11" draw:layer="layout" svg:width="8.8cm" svg:height="1.411cm" svg:x="0.8cm" svg:y="2.8cm">
          <draw:text-box>
            <text:p><text:span text:style-name="T8">Schéma du fonctionnement souhaité</text:span></text:p>
          </draw:text-box>
        </draw:frame>
        <draw:custom-shape draw:style-name="gr12" draw:text-style-name="P1" draw:layer="layout" svg:width="4.999cm" svg:height="0.6cm" svg:x="9.401cm" svg:y="7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4.399cm" svg:height="1.484cm" svg:x="9.401cm" svg:y="7.808cm">
          <draw:text-box>
            <text:p text:style-name="P1"><text:span text:style-name="T9">Apache Kafka, Shinken,</text:span></text:p>
            <text:p text:style-name="P1"><text:span text:style-name="T9">Logstash</text:span></text:p>
          </draw:text-box>
        </draw:frame>
        <draw:custom-shape draw:style-name="gr12" draw:text-style-name="P1" draw:layer="layout" svg:width="5cm" svg:height="0.6cm" svg:x="9.4cm" svg:y="12.8cm">
          <text:p/>
          <draw:enhanced-geometry svg:viewBox="0 0 21600 21600" draw:mirror-horizontal="true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3" draw:layer="layout" svg:width="4.6cm" svg:height="1.243cm" svg:x="9.8cm" svg:y="12.2cm">
          <draw:text-box>
            <text:p><text:span text:style-name="T6">Levée d'une alerte</text:span></text:p>
          </draw:text-box>
        </draw:frame>
        <draw:frame draw:style-name="gr14" draw:text-style-name="P12" draw:layer="layout" svg:width="3.4cm" svg:height="1.192cm" svg:x="10.2cm" svg:y="13.408cm">
          <draw:text-box>
            <text:p text:style-name="P1"><text:span text:style-name="T9">Mail, Slack</text:span></text:p>
          </draw:text-box>
        </draw:frame>
        <draw:custom-shape draw:style-name="gr15" draw:text-style-name="P10" draw:layer="layout" svg:width="4.8cm" svg:height="3.6cm" svg:x="4.2cm" svg:y="5.6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3.8cm" svg:height="1.555cm" svg:x="5.6cm" svg:y="14.638cm">
          <draw:text-box>
            <text:p text:style-name="P1"><text:span text:style-name="T10">Opérateur</text:span></text:p>
          </draw:text-box>
        </draw:frame>
        <draw:line draw:style-name="gr17" draw:text-style-name="P1" draw:layer="layout" svg:x1="7.6cm" svg:y1="13.6cm" svg:x2="7cm" svg:y2="14.4cm">
          <text:p/>
        </draw:line>
        <draw:line draw:style-name="gr17" draw:text-style-name="P1" draw:layer="layout" svg:x1="7.6cm" svg:y1="13.6cm" svg:x2="8.2cm" svg:y2="14.4cm">
          <text:p/>
        </draw:line>
        <draw:line draw:style-name="gr17" draw:text-style-name="P1" draw:layer="layout" svg:x1="7.6cm" svg:y1="13.6cm" svg:x2="7.6cm" svg:y2="12.4cm">
          <text:p/>
        </draw:line>
        <draw:custom-shape draw:style-name="gr18" draw:text-style-name="P1" draw:layer="layout" svg:width="0.8cm" svg:height="0.8cm" svg:x="7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8.4cm" svg:y1="13cm" svg:x2="6.8cm" svg:y2="13cm">
          <text:p/>
        </draw:line>
        <draw:custom-shape draw:style-name="gr19" draw:text-style-name="P1" draw:layer="layout" svg:width="4.4cm" svg:height="4.4cm" svg:x="16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1" draw:layer="layout" svg:width="4.4cm" svg:height="4.4cm" svg:x="17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0" draw:text-style-name="P15" draw:layer="layout" svg:width="4.4cm" svg:height="1.111cm" svg:x="15.6cm" svg:y="12.6cm">
          <draw:text-box>
            <text:p text:style-name="P1"><text:span text:style-name="T11">Analyse</text:span></text:p>
          </draw:text-box>
        </draw:frame>
        <draw:frame draw:style-name="gr21" draw:text-style-name="P15" draw:layer="layout" svg:width="5.4cm" svg:height="1.6cm" svg:x="18.4cm" svg:y="6.6cm">
          <draw:text-box>
            <text:p text:style-name="P1"><text:span text:style-name="T11">Apprentissage</text:span></text:p>
          </draw:text-box>
        </draw:frame>
        <draw:frame draw:style-name="gr8" draw:text-style-name="P13" draw:layer="layout" svg:width="23.8cm" svg:height="1.243cm" svg:x="1.4cm" svg:y="17.8cm">
          <draw:text-box>
            <text:p><text:span text:style-name="T6">Alerter l'utilisateur sur des données en provenance d'applicatifs défectueux, dans l'optique de faciliter leurs correctifs</text:span></text:p>
          </draw:text-box>
        </draw:frame>
        <draw:frame draw:style-name="gr22" draw:text-style-name="P16" draw:layer="layout" svg:width="9.8cm" svg:height="1.571cm" svg:x="1cm" svg:y="16.629cm">
          <draw:text-box>
            <text:p><text:span text:style-name="T8">En quelques mots, SmartLogger doit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cm" svg:height="0.996cm" svg:x="0cm" svg:y="0.604cm">
          <draw:text-box>
            <text:p><text:span text:style-name="T5">Présentation du sujet</text:span></text:p>
          </draw:text-box>
        </draw:frame>
        <draw:custom-shape draw:style-name="gr23" draw:text-style-name="P17" draw:layer="layout" svg:width="7.4cm" svg:height="2.6cm" svg:x="2.4cm" svg:y="3.2cm">
          <text:p text:style-name="P1"><text:span text:style-name="T12">Garantir l'utilisabilité </text:span></text:p>
          <text:p text:style-name="P1"><text:span text:style-name="T12">du système </text:span></text:p>
          <text:p text:style-name="P1"><text:span text:style-name="T12">avec certains types de log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7.4cm" svg:height="2.6cm" svg:x="1cm" svg:y="8.8cm">
          <text:p text:style-name="P1"><text:span text:style-name="T12">Autoriser l'emploi </text:span></text:p>
          <text:p text:style-name="P1"><text:span text:style-name="T12">de plusieurs </text:span></text:p>
          <text:p text:style-name="P1"><text:span text:style-name="T12">méthodes d'analyse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7.4cm" svg:height="2.6cm" svg:x="2.4cm" svg:y="14.4cm">
          <text:p text:style-name="P1"><text:span text:style-name="T12">Offrir la capacité</text:span></text:p>
          <text:p text:style-name="P1"><text:span text:style-name="T12">d'apprentissage au systè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7.4cm" svg:height="2.6cm" svg:x="19cm" svg:y="8.8cm">
          <text:p text:style-name="P1"><text:span text:style-name="T12">Assurer une maintenabilité </text:span></text:p>
          <text:p text:style-name="P1"><text:span text:style-name="T12">simple et effica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7.4cm" svg:height="2.6cm" svg:x="17.4cm" svg:y="3.2cm">
          <text:p text:style-name="P1"><text:span text:style-name="T12">Alerter l'utilisateur</text:span></text:p>
          <text:p text:style-name="P1"><text:span text:style-name="T12">à travers certains moyens de</text:span></text:p>
          <text:p text:style-name="P1"><text:span text:style-name="T12">communic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7.4cm" svg:height="2.6cm" svg:x="17.6cm" svg:y="14.4cm">
          <text:p text:style-name="P1"><text:span text:style-name="T12">Faciliter toute </text:span></text:p>
          <text:p text:style-name="P1"><text:span text:style-name="T12">modification/reprise </text:span></text:p>
          <text:p text:style-name="P1"><text:span text:style-name="T12">du système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2.4cm" svg:y1="8.8cm" svg:x2="9.8cm" svg:y2="5.8cm">
          <text:p/>
        </draw:line>
        <draw:line draw:style-name="gr24" draw:text-style-name="P1" draw:layer="layout" svg:x1="11.2cm" svg:y1="10cm" svg:x2="8.4cm" svg:y2="10cm">
          <text:p/>
        </draw:line>
        <draw:line draw:style-name="gr24" draw:text-style-name="P1" draw:layer="layout" svg:x1="14.8cm" svg:y1="8.8cm" svg:x2="17.4cm" svg:y2="5.801cm">
          <text:p/>
        </draw:line>
        <draw:line draw:style-name="gr24" draw:text-style-name="P1" draw:layer="layout" svg:x1="16.4cm" svg:y1="10cm" svg:x2="19cm" svg:y2="10cm">
          <text:p/>
        </draw:line>
        <draw:line draw:style-name="gr24" draw:text-style-name="P1" draw:layer="layout" svg:x1="12.4cm" svg:y1="11.2cm" svg:x2="9.8cm" svg:y2="14.4cm">
          <text:p/>
        </draw:line>
        <draw:line draw:style-name="gr24" draw:text-style-name="P1" draw:layer="layout" svg:x1="15cm" svg:y1="11.2cm" svg:x2="17.6cm" svg:y2="14.4cm">
          <text:p/>
        </draw:line>
        <draw:custom-shape draw:style-name="gr25" draw:text-style-name="P19" draw:layer="layout" svg:width="6cm" svg:height="2.8cm" svg:x="10.6cm" svg:y="8.6cm">
          <text:p text:style-name="P1"><text:span text:style-name="T13">Contrai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1" draw:display-name="Hatching 1" draw:style="double" draw:color="#eeeeee" draw:distance="0.1cm" draw:rotation="900"/>
    <draw:hatch draw:name="Hatching_20_3" draw:display-name="Hatching 3" draw:style="double" draw:color="#dddddd" draw:distance="0.1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3-30T21:33:50.256699729</dc:date>
    <meta:editing-duration>PT6H41M33S</meta:editing-duration>
    <meta:editing-cycles>150</meta:editing-cycles>
    <meta:generator>LibreOffice/4.2.8.2$Linux_X86_64 LibreOffice_project/420m0$Build-2</meta:generator>
    <meta:document-statistic meta:object-count="84"/>
  </office:meta>
</office:document-meta>
</file>